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それにしても、姫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なぜ突然、熾天宮に行きたいなどと
　おっしゃったのでしょ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理由はいくつかある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それについては道中で話そ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乗るぞガウ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は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門番
「ささ、どうぞお通りください！」</text:p>
          </table:table-cell>
          <table:table-cell table:style-name="ce0"/>
          <table:table-cell table:style-name="ce0"/>
          <table:table-cell table:style-name="ce0" office:value-type="string">
            <text:p>Gatekeeper
“Please, go inside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7+01:00</meta:creation-date>
    <dc:date>2019-11-25T18:17:4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